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 style:page-number="1"/>
      <style:text-properties fo:font-size="20pt" style:text-underline-style="solid" style:text-underline-width="auto" style:text-underline-color="font-color" officeooo:rsid="00196b85" officeooo:paragraph-rsid="00196b85" style:font-size-asian="20pt" style:font-size-complex="20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style:text-underline-style="none" officeooo:rsid="00196b85" officeooo:paragraph-rsid="00196b85" style:font-size-asian="12.25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style:text-underline-style="none" officeooo:rsid="0019a14c" officeooo:paragraph-rsid="0019a14c" style:font-size-asian="12.25pt" style:font-size-complex="14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fo:font-size="14pt" style:text-underline-style="none" fo:font-weight="bold" officeooo:rsid="00196b85" officeooo:paragraph-rsid="00196b85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fo:font-size="14pt" style:text-underline-style="none" fo:font-weight="bold" officeooo:rsid="00203fe1" officeooo:paragraph-rsid="00203fe1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style:text-underline-style="none" fo:font-weight="bold" officeooo:rsid="00203fe1" officeooo:paragraph-rsid="00203fe1" style:font-size-asian="14pt" style:font-weight-asian="bold" style:font-size-complex="14pt" style:font-weight-complex="bold"/>
    </style:style>
    <style:style style:name="P7" style:family="paragraph" style:parent-style-name="Standard" style:list-style-name="L4">
      <style:paragraph-properties fo:line-height="150%" fo:text-align="justify" style:justify-single-word="false"/>
      <style:text-properties fo:font-size="14pt" style:text-underline-style="none" fo:font-weight="bold" officeooo:rsid="00203fe1" officeooo:paragraph-rsid="00203fe1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fo:font-size="12pt" style:text-underline-style="none" fo:font-weight="normal" officeooo:rsid="00196b85" officeooo:paragraph-rsid="00196b85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fo:font-size="12pt" style:text-underline-style="none" fo:font-weight="normal" officeooo:rsid="001befd1" officeooo:paragraph-rsid="001befd1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150%" fo:text-align="end" style:justify-single-word="false"/>
      <style:text-properties fo:font-size="12pt" style:text-underline-style="none" fo:font-weight="normal" officeooo:rsid="001befd1" officeooo:paragraph-rsid="001befd1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line-height="150%" fo:text-align="end" style:justify-single-word="false"/>
      <style:text-properties fo:font-size="12pt" style:text-underline-style="none" fo:font-weight="normal" officeooo:rsid="001befd1" officeooo:paragraph-rsid="001db575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size="12pt" style:text-underline-style="none" fo:font-weight="normal" officeooo:rsid="001db575" officeooo:paragraph-rsid="001db575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line-height="150%" fo:text-align="center" style:justify-single-word="false"/>
      <style:text-properties fo:font-size="12pt" style:text-underline-style="none" fo:font-weight="normal" officeooo:rsid="001db575" officeooo:paragraph-rsid="001db575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fo:font-size="12pt" style:text-underline-style="none" fo:font-weight="normal" officeooo:rsid="001db575" officeooo:paragraph-rsid="001db575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font-size="12pt" style:text-underline-style="none" fo:font-weight="normal" officeooo:rsid="001f85bd" officeooo:paragraph-rsid="001f85bd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fo:font-size="12pt" style:text-underline-style="none" fo:font-weight="normal" officeooo:rsid="001f85bd" officeooo:paragraph-rsid="001f85bd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fo:font-size="12pt" style:text-underline-style="none" fo:font-weight="normal" officeooo:rsid="001f85bd" officeooo:paragraph-rsid="001f9cb3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fo:font-size="12pt" style:text-underline-style="none" fo:font-weight="normal" officeooo:rsid="00203fe1" officeooo:paragraph-rsid="00203fe1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fo:font-size="12pt" style:text-underline-style="none" fo:font-weight="normal" officeooo:rsid="00203fe1" officeooo:paragraph-rsid="00203fe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size="12pt" style:text-underline-style="none" fo:font-weight="normal" officeooo:rsid="00203fe1" officeooo:paragraph-rsid="00203fe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size="12pt" style:text-underline-style="none" fo:font-weight="normal" officeooo:rsid="00203fe1" officeooo:paragraph-rsid="0020477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fo:font-size="12pt" style:text-underline-style="none" fo:font-weight="normal" officeooo:rsid="0020477f" officeooo:paragraph-rsid="0020477f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line-height="150%" fo:text-align="justify" style:justify-single-word="false"/>
      <style:text-properties officeooo:paragraph-rsid="00220e87"/>
    </style:style>
    <style:style style:name="P24" style:family="paragraph"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2pt" style:font-size-asian="12pt" style:font-size-complex="12pt"/>
    </style:style>
    <style:style style:name="P26" style:family="paragraph">
      <loext:graphic-properties draw:fill="none" draw:fill-color="#ffffff"/>
    </style:style>
    <style:style style:name="T1" style:family="text">
      <style:text-properties officeooo:rsid="0019a14c"/>
    </style:style>
    <style:style style:name="T2" style:family="text">
      <style:text-properties officeooo:rsid="001f9cb3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20e87" style:font-size-asian="12pt" style:font-weight-asian="bold" style:font-size-complex="12pt" style:font-weight-complex="bold"/>
    </style:style>
    <style:style style:name="T6" style:family="text">
      <style:text-properties officeooo:rsid="0020477f"/>
    </style:style>
    <style:style style:name="T7" style:family="text">
      <style:text-properties officeooo:rsid="00220e87"/>
    </style:style>
    <style:style style:name="T8" style:family="text">
      <style:text-properties fo:font-size="14pt" style:text-underline-style="none" fo:font-weight="bold" officeooo:rsid="00220e87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20e87" style:font-size-asian="14pt" style:font-weight-asian="bold" style:font-size-complex="14pt" style:font-weight-complex="bold"/>
    </style:style>
    <style:style style:name="T12" style:family="text">
      <style:text-properties fo:color="#407927" fo:font-size="12pt" style:font-size-asian="12pt" style:font-size-complex="12pt"/>
    </style:style>
    <style:style style:name="T13" style:family="text">
      <style:text-properties fo:color="#5c2d91" fo:font-size="12pt" style:font-size-asian="12pt" style:font-size-complex="12pt"/>
    </style:style>
    <style:style style:name="T14" style:family="text">
      <style:text-properties fo:color="#f58220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2.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8.92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Projeto 1</text:p>
      <text:p text:style-name="P2">Expressões Regulares</text:p>
      <text:p text:style-name="P2"/>
      <text:p text:style-name="P3">Universidade Federal da Paraíba</text:p>
      <text:p text:style-name="P3">Aluno: Matheus Gama dos Santos</text:p>
      <text:p text:style-name="P3">Matrícula: 20180163117</text:p>
      <text:p text:style-name="P3">Disciplina: Teoria da Computação</text:p>
      <text:p text:style-name="P3">Prof. Andrei Formiga</text:p>
      <text:p text:style-name="P2"/>
      <text:p text:style-name="P2"/>
      <text:p text:style-name="P2"/>
      <text:p text:style-name="P2"/>
      <text:p text:style-name="P2"/>
      <text:list xml:id="list2583411062" text:style-name="L1">
        <text:list-item>
          <text:p text:style-name="P4">Objetivo e Metodologia</text:p>
          <text:p text:style-name="P4"/>
          <text:p text:style-name="P8">O objetivo deste projeto é criar reconhecedores para alguns padrões simples, utilizando linguagens regulares. <text:span text:style-name="T1">O programa reconhece se uma sentença, no caso uma string, atende a algum dos 4 padrões: CPF, e-mail, número de telefone ou endereço de internet. As sentenças são lidas de um arquivo texto predefinido e no fim é gerado um arquivo de saída, também de texto, com os resultados da análise de padrões.</text:span></text:p>
          <text:p text:style-name="P8"/>
        </text:list-item>
        <text:list-item>
          <text:p text:style-name="P4">Linguagem e Bibliotecas/Módulos</text:p>
          <text:p text:style-name="P9"/>
          <text:p text:style-name="P9">A linguagem utilizada foi Python versão 3.6.7, juntamente com o módulo re.py, nativo do Python, que serve para trabalhar com expressões regulares.</text:p>
          <text:p text:style-name="P10"/>
        </text:list-item>
        <text:list-item>
          <text:p text:style-name="P4"><text:soft-page-break/>Código do Programa</text:p>
          <text:p text:style-name="P12"/>
          <text:p text:style-name="P13">Script python do programa:</text:p>
          <text:p text:style-name="P14"><draw:frame text:anchor-type="paragraph" draw:z-index="0" draw:name="Shape1" draw:style-name="gr1" draw:text-style-name="P25" svg:width="16.22cm" svg:height="22.58cm" svg:x="1.177cm" svg:y="0.333cm"><draw:text-box><text:p text:style-name="P24"><text:span text:style-name="T12">""" </text:span></text:p><text:p text:style-name="P24"><text:span text:style-name="T12">Python script for Regular Expressions</text:span></text:p><text:p text:style-name="P24"><text:span text:style-name="T12"/></text:p><text:p text:style-name="P24"><text:span text:style-name="T12">Patterns:</text:span></text:p><text:p text:style-name="P24"><text:span text:style-name="T12">-Personal ID (ddd.ddd.ddd-dd)</text:span></text:p><text:p text:style-name="P24"><text:span text:style-name="T12">-Phone Number (dddd-dddd | ddddd-dddd)</text:span></text:p><text:p text:style-name="P24"><text:span text:style-name="T12">-E-mail Address [ (1+ word digits or a .)@(1+ word digits except _)(.com | .org | .br) ]</text:span></text:p><text:p text:style-name="P24"><text:span text:style-name="T12">-URL (www.( 1+ word digits )(.com | .org | .br) )</text:span></text:p><text:p text:style-name="P24"><text:span text:style-name="T12"/></text:p><text:p text:style-name="P24"><text:span text:style-name="T12">"""</text:span></text:p><text:p text:style-name="P24"><text:span text:style-name="T13">import</text:span><text:span text:style-name="T3"> re</text:span></text:p><text:p text:style-name="P24"><text:span text:style-name="T3"/></text:p><text:p text:style-name="P24"><text:span text:style-name="T12">#Patterns</text:span></text:p><text:p text:style-name="P24"><text:span text:style-name="T3">id_pattern = re.compile( r'^\d\d\d\.\d\d\d\.\d\d\d-\d\d' )</text:span></text:p><text:p text:style-name="P24"><text:span text:style-name="T3">phone_pattern = re.compile( r'^\d{4,5}-\d\d\d\d' )</text:span></text:p><text:p text:style-name="P24"><text:span text:style-name="T3">email_pattern = re.compile( r'^[a-zA-Z0-9_.]+@[a-zA-Z0-9]+\.(com|org|br)' )</text:span></text:p><text:p text:style-name="P24"><text:span text:style-name="T3">url_pattern = re.compile( r'^www\.[a-zA-Z0-9]+\.(com|org|br)' )</text:span></text:p><text:p text:style-name="P24"><text:span text:style-name="T3"/></text:p><text:p text:style-name="P24"><text:span text:style-name="T3"/></text:p><text:p text:style-name="P24"><text:span text:style-name="T12">#Match Function</text:span></text:p><text:p text:style-name="P24"><text:span text:style-name="T14">def</text:span><text:span text:style-name="T3"> match_string(String, File):</text:span></text:p><text:p text:style-name="P24"><text:span text:style-name="T3"><text:s text:c="4"/></text:span><text:span text:style-name="T14">if</text:span><text:span text:style-name="T3"> id_pattern.fullmatch(String):</text:span></text:p><text:p text:style-name="P24"><text:span text:style-name="T3"><text:s text:c="8"/></text:span><text:span text:style-name="T3">File.write("ID Pattern Matched for: {}\n".format(String))</text:span></text:p><text:p text:style-name="P24"><text:span text:style-name="T3"><text:s text:c="4"/></text:span><text:span text:style-name="T14">elif</text:span><text:span text:style-name="T3"> phone_pattern.fullmatch(String):</text:span></text:p><text:p text:style-name="P24"><text:span text:style-name="T3"><text:s text:c="8"/></text:span><text:span text:style-name="T3">File.write("Phone Number Pattern Matched for: {}\n".format(String))</text:span></text:p><text:p text:style-name="P24"><text:span text:style-name="T3"><text:s text:c="4"/></text:span><text:span text:style-name="T14">elif</text:span><text:span text:style-name="T3"> email_pattern.fullmatch(String):</text:span></text:p><text:p text:style-name="P24"><text:span text:style-name="T3"><text:s text:c="8"/></text:span><text:span text:style-name="T3">File.write("Email Pattern Matched for: {}\n".format(String))</text:span></text:p><text:p text:style-name="P24"><text:span text:style-name="T3"><text:s text:c="4"/></text:span><text:span text:style-name="T14">elif</text:span><text:span text:style-name="T3"> url_pattern.fullmatch(String):</text:span></text:p><text:p text:style-name="P24"><text:span text:style-name="T3"><text:s text:c="8"/></text:span><text:span text:style-name="T3">File.write("URL Pattern Matched for: {}\n".format(String))</text:span></text:p><text:p text:style-name="P24"><text:span text:style-name="T3"><text:s text:c="4"/></text:span><text:span text:style-name="T14">else</text:span><text:span text:style-name="T3">:</text:span></text:p><text:p text:style-name="P24"><text:span text:style-name="T3"><text:s text:c="8"/></text:span><text:span text:style-name="T3">File.write("No Matches for: {}\n".format(String))</text:span></text:p><text:p text:style-name="P24"><text:span text:style-name="T3"/></text:p><text:p text:style-name="P24"><text:span text:style-name="T3"/></text:p><text:p text:style-name="P24"><text:span text:style-name="T12">#Match Test</text:span></text:p><text:p text:style-name="P24"><text:span text:style-name="T14">with</text:span><text:span text:style-name="T3"> open("input.txt", 'r') </text:span><text:span text:style-name="T14">as</text:span><text:span text:style-name="T3"> input_file:</text:span></text:p><text:p text:style-name="P24"><text:span text:style-name="T3"><text:s text:c="4"/></text:span><text:span text:style-name="T14">with</text:span><text:span text:style-name="T3"> open("output.txt", 'w') </text:span><text:span text:style-name="T14">as</text:span><text:span text:style-name="T3"> output_file:</text:span></text:p><text:p text:style-name="P24"><text:span text:style-name="T3"><text:s text:c="8"/></text:span><text:span text:style-name="T14">while</text:span><text:span text:style-name="T3">(1):</text:span></text:p><text:p text:style-name="P24"><text:span text:style-name="T3"><text:s text:c="12"/></text:span><text:span text:style-name="T3">sentence = input_file.readline()</text:span></text:p><text:p text:style-name="P24"><text:span text:style-name="T3"><text:s text:c="12"/></text:span><text:span text:style-name="T14">if</text:span><text:span text:style-name="T3"> sentence == '':</text:span></text:p><text:p text:style-name="P24"><text:span text:style-name="T3"><text:s text:c="16"/></text:span><text:span text:style-name="T14">break</text:span></text:p><text:p text:style-name="P24"><text:span text:style-name="T3"><text:s text:c="12"/></text:span><text:span text:style-name="T14">else</text:span><text:span text:style-name="T3">:</text:span></text:p><text:p text:style-name="P24"><text:span text:style-name="T3"><text:s text:c="16"/></text:span><text:span text:style-name="T3">match_string(sentence[:len(sentence)-1], output_file)</text:span></text:p></draw:text-box></draw:frame></text:p>
          <text:p text:style-name="P13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15"><text:soft-page-break/>Padrões:</text:p>
        </text:list-item>
      </text:list>
      <text:list xml:id="list256891193" text:style-name="L2">
        <text:list-item>
          <text:p text:style-name="P16">Telefone: <text:span text:style-name="T2">deve ser uma sentença que comece com 4 ou 5 dígitos, seguido do caractere ‘ - ’, seguido de 4 dígitos no final.</text:span></text:p>
        </text:list-item>
        <text:list-item>
          <text:p text:style-name="P17">E-mail: <text:span text:style-name="T2">deve ser uma sentença que comece com 1 ou mais letras ou dígitos, incluindo também ‘ _ ’ e ‘ . ‘, seguido do caractere ‘ @ ’, seguido de 1 ou mais letras ou dígitos, seguido de caractere ‘ . ’, com “ br “, “ org “ ou “ com ” no final.</text:span></text:p>
        </text:list-item>
        <text:list-item>
          <text:p text:style-name="P17">CPF: <text:span text:style-name="T2">deve ser uma sentença que comece com 3 dígitos, seguido do caractere ‘ . ’, seguido de mais 3 dígitos, outro ‘ . ‘, mais 3 digitos, um caractere ‘ - ‘, teminando com 2 dígitos.</text:span></text:p>
        </text:list-item>
        <text:list-item>
          <text:p text:style-name="P17">URL: <text:span text:style-name="T2">deve ser uma sentença que comece com www, seguido do caractere ‘ . ’, seguido de 1 ou mais letras ou dígitos, seguido de um ‘ . ‘, terminando com “ br “, “ org “ ou “ com ”.</text:span></text:p>
          <text:p text:style-name="P18"/>
          <text:p text:style-name="P18">O método fullmatch(), utilizado no método match_string() criado, compara a sentença passada com o padrão que é especificado. Caso a sentença seja completamente correspondente ao padrão, ela retorna o objeto que atende ao mesmo, retornando None caso contrário. O método match_string() compara a string com cada padrão fornecido e escreve o resultado da análise no arquivo final de relatório.</text:p>
          <text:p text:style-name="P18"/>
        </text:list-item>
      </text:list>
      <text:list xml:id="list221136155756018" text:continue-list="list2583411062" text:style-name="L1">
        <text:list-item>
          <text:p text:style-name="P4">Testes e Resultados</text:p>
          <text:p text:style-name="P5"/>
          <text:p text:style-name="P19">Os testes são feitos a partir de um arquivo de texto predefinido, chamado <text:span text:style-name="T6">input.txt, com casos de teste contendo sequencias de números, endereços de e-mail, urls, cpf, entre outros. O conteúdo pode ser visualizado abaixo:</text:span></text:p>
        </text:list-item>
      </text:list>
      <text:p text:style-name="P20"/>
      <text:p text:style-name="P20"/>
      <text:p text:style-name="P20"/>
      <text:p text:style-name="P22"><text:soft-page-break/>input.txt</text:p>
      <text:p text:style-name="P20"><draw:frame text:anchor-type="paragraph" draw:z-index="1" draw:name="Shape2" draw:style-name="gr2" draw:text-style-name="P26" svg:width="16.015cm" svg:height="8.928cm" svg:x="1.342cm" svg:y="0.222cm"><draw:text-box><text:p>random@my_domain.com</text:p><text:p>321.123.456-90</text:p><text:p>344.243.980.23</text:p><text:p>email@random.org</text:p><text:p>999-999-999-32</text:p><text:p>testing90@mytest.org</text:p><text:p>123.456-903-87</text:p><text:p>4432-99340</text:p><text:p>www.isthis_a_site.com</text:p><text:p>92222-9034</text:p><text:p>9999-9999</text:p><text:p>www.speedtest.net</text:p><text:p>www.MyWebSite.com</text:p><text:p>new_mail34@testing.br</text:p><text:p>argvargc.c@programming.language.org</text:p><text:p>3423-9909</text:p><text:p>123456789</text:p><text:p>www.try.com</text:p><text:p>test@test.net</text:p><text:p>www.asite.br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tab/></text:p>
      <text:p text:style-name="P20"/>
      <text:p text:style-name="P20"><text:tab/></text:p>
      <text:p text:style-name="P21"><text:tab/></text:p>
      <text:p text:style-name="P21"><text:span text:style-name="T6"><text:tab/>Após a execução do programa um arquivo de relatório em texto chamado <text:tab/>output.txt é gerado com os resultados da análise. O conteúdo pode ser <text:tab/>visualizado abaixo:</text:span></text:p>
      <text:p text:style-name="P22">Output.txt</text:p>
      <text:p text:style-name="P21"><draw:frame text:anchor-type="paragraph" draw:z-index="2" draw:name="Shape2" draw:style-name="gr2" draw:text-style-name="P26" svg:width="16.015cm" svg:height="8.928cm" svg:x="1.342cm" svg:y="0.222cm"><draw:text-box><text:p>No Matches for: random@my_domain.com</text:p><text:p>ID Pattern Matched for: 321.123.456-90</text:p><text:p>No Matches for: 344.243.980.23</text:p><text:p>Email Pattern Matched for: email@random.org</text:p><text:p>No Matches for: 999-999-999-32</text:p><text:p>Email Pattern Matched for: testing90@mytest.org</text:p><text:p>No Matches for: 123.456-903-87</text:p><text:p>No Matches for: 4432-99340</text:p><text:p>No Matches for: www.isthis_a_site.com</text:p><text:p>Phone Number Pattern Matched for: 92222-9034</text:p><text:p>Phone Number Pattern Matched for: 9999-9999</text:p><text:p>No Matches for: www.speedtest.net</text:p><text:p>URL Pattern Matched for: www.MyWebSite.com</text:p><text:p>Email Pattern Matched for: new_mail34@testing.br</text:p><text:p>No Matches for: argvargc.c@programming.language.org</text:p><text:p>Phone Number Pattern Matched for: 3423-9909</text:p><text:p>No Matches for: 123456789</text:p><text:p>URL Pattern Matched for: www.try.com</text:p><text:p>No Matches for: test@test.net</text:p><text:p>URL Pattern Matched for: www.asite.br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221136768929582" text:continue-numbering="true" text:style-name="L1">
        <text:list-item>
          <text:p text:style-name="P5"><text:soft-page-break/>Referências e Código Fonte</text:p>
        </text:list-item>
      </text:list>
      <text:p text:style-name="P6"/>
      <text:list xml:id="list4169393427" text:style-name="L4">
        <text:list-item>
          <text:p text:style-name="P7"><text:span text:style-name="T7">re.py: </text:span><text:a xlink:type="simple" xlink:href="https://docs.python.org/3/library/re.html" text:style-name="Internet_20_link" text:visited-style-name="Visited_20_Internet_20_Link"><text:span text:style-name="T3">https://docs.python.org/3/library/re.html</text:span></text:a></text:p>
        </text:list-item>
        <text:list-item>
          <text:p text:style-name="P23"><text:span text:style-name="T8">Github: </text:span><text:a xlink:type="simple" xlink:href="https://github.com/MatheusGSantos/Regular-Expressions-Python" text:style-name="Internet_20_link" text:visited-style-name="Visited_20_Internet_20_Link"><text:span text:style-name="T4">https://github.com/MatheusGSantos/Regular-</text:span></text:a><text:a xlink:type="simple" xlink:href="https://github.com/MatheusGSantos/Regular-Expressions-Python" text:style-name="Internet_20_link" text:visited-style-name="Visited_20_Internet_20_Link"><text:span text:style-name="T5">e</text:span></text:a><text:a xlink:type="simple" xlink:href="https://github.com/MatheusGSantos/Regular-Expressions-Python" text:style-name="Internet_20_link" text:visited-style-name="Visited_20_Internet_20_Link"><text:span text:style-name="T4">xpressions-Pyth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list-style-name="ML1">
      <style:paragraph-properties fo:line-height="150%" fo:text-align="end" style:justify-single-word="false"/>
      <style:text-properties fo:font-size="12pt" style:text-underline-style="none" fo:font-weight="normal" officeooo:rsid="001befd1" officeooo:paragraph-rsid="001db575" style:font-size-asian="10.5pt" style:font-weight-asian="normal" style:font-size-complex="12pt" style:font-weight-complex="normal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list xml:id="list2583411062" text:style-name="ML1">
          <text:list-header>
            <text:p text:style-name="MP1"><text:page-number text:select-page="current">3</text:page-number></text:p>
          </text:list-header>
        </text:lis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6T22:11:35.533295696</dc:date>
    <meta:editing-duration>PT25M15S</meta:editing-duration>
    <meta:editing-cycles>5</meta:editing-cycles>
    <meta:document-statistic meta:table-count="0" meta:image-count="0" meta:object-count="0" meta:page-count="5" meta:paragraph-count="33" meta:word-count="432" meta:character-count="2528" meta:non-whitespace-character-count="2132"/>
  </office:meta>
</office:document-meta>
</file>